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Consolas1" svg:font-family="Consolas, monospace"/>
    <style:font-face style:name="Lohit Devanagari1" svg:font-family="'Lohit Devanagari'"/>
    <style:font-face style:name="Material Icons" svg:font-family="'Material Icons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7986in" table:align="left"/>
    </style:style>
    <style:style style:name="Table1.A" style:family="table-column">
      <style:table-column-properties style:column-width="4.7986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4.8986in" table:align="left"/>
    </style:style>
    <style:style style:name="Table2.A" style:family="table-column">
      <style:table-column-properties style:column-width="4.8986in"/>
    </style:style>
    <style:style style:name="Table2.A1" style:family="table-cell">
      <style:table-cell-properties style:vertical-align="middle" fo:padding="0in" fo:border="none"/>
    </style:style>
    <style:style style:name="Table3" style:family="table">
      <style:table-properties style:width="5.5083in" table:align="left"/>
    </style:style>
    <style:style style:name="Table3.A" style:family="table-column">
      <style:table-column-properties style:column-width="5.5083in"/>
    </style:style>
    <style:style style:name="Table3.A1" style:family="table-cell">
      <style:table-cell-properties style:vertical-align="middle" fo:padding="0in" fo:border="none"/>
    </style:style>
    <style:style style:name="Table4" style:family="table">
      <style:table-properties style:width="5.8014in" table:align="left"/>
    </style:style>
    <style:style style:name="Table4.A" style:family="table-column">
      <style:table-column-properties style:column-width="5.8014in"/>
    </style:style>
    <style:style style:name="Table4.A1" style:family="table-cell">
      <style:table-cell-properties style:vertical-align="middle" fo:padding="0in" fo:border="none"/>
    </style:style>
    <style:style style:name="P1" style:family="paragraph" style:parent-style-name="Text_20_body">
      <style:paragraph-properties fo:margin-left="0in" fo:margin-right="0in" fo:margin-top="0in" fo:margin-bottom="0in" loext:contextual-spacing="false" fo:line-height="171%" fo:text-align="start" style:justify-single-word="false" fo:orphans="2" fo:widows="2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198in" fo:text-align="justify" style:justify-single-word="false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.1043in" loext:contextual-spacing="false" fo:line-height="171%" fo:text-align="start" style:justify-single-word="false" fo:orphans="2" fo:widows="2" fo:text-indent="0in" style:auto-text-indent="false" fo:padding="0in" fo:border="none"/>
      <style:text-properties fo:font-variant="normal" fo:text-transform="none" style:font-name="Roboto" fo:font-size="12pt" fo:letter-spacing="normal" fo:font-style="normal" fo:font-weight="normal" loext:padding="0in" loext:border="none"/>
    </style:style>
    <style:style style:name="P4" style:family="paragraph" style:parent-style-name="Text_20_body">
      <style:paragraph-properties fo:margin-left="0in" fo:margin-right="0in" fo:margin-top="0.052in" fo:margin-bottom="0in" loext:contextual-spacing="false" fo:line-height="100%" fo:text-align="justify" style:justify-single-word="false" fo:orphans="2" fo:widows="2" fo:text-indent="0in" style:auto-text-indent="false"/>
      <style:text-properties fo:font-variant="normal" fo:text-transform="none" fo:color="#454545" style:font-name="Material Icons" fo:font-size="18pt" fo:letter-spacing="normal" fo:font-style="normal" fo:font-weight="normal" fo:background-color="#ffffff" loext:padding="0in" loext:border="none"/>
    </style:style>
    <style:style style:name="P5" style:family="paragraph" style:parent-style-name="Text_20_body">
      <style:paragraph-properties fo:margin-left="0in" fo:margin-right="0in" fo:margin-top="0.052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454545" style:font-name="Material Icons" fo:font-size="18pt" fo:letter-spacing="normal" fo:language="en" fo:country="US" fo:font-style="normal" fo:font-weight="normal" fo:background-color="#ffffff" loext:padding="0in" loext:border="none"/>
    </style:style>
    <style:style style:name="P6" style:family="paragraph" style:parent-style-name="Text_20_body">
      <style:paragraph-properties fo:margin-top="0in" fo:margin-bottom="0in" loext:contextual-spacing="false" style:line-height-at-least="0.198in" fo:text-align="justify" style:justify-single-word="false" fo:orphans="2" fo:widows="2"/>
      <style:text-properties fo:font-variant="normal" fo:text-transform="none" fo:font-size="12pt" fo:letter-spacing="normal" style:font-size-asian="12pt" style:font-size-complex="12pt" loext:padding="0in" loext:border="none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8" style:family="paragraph" style:parent-style-name="Heading_20_1">
      <style:paragraph-properties fo:margin-left="0in" fo:margin-right="0in" fo:margin-top="0in" fo:margin-bottom="0.1563in" loext:contextual-spacing="false" fo:line-height="120%" fo:text-indent="0in" style:auto-text-indent="false" fo:padding="0in" fo:border="none"/>
      <style:text-properties fo:font-size="21pt" fo:font-weight="normal"/>
    </style:style>
    <style:style style:name="P9" style:family="paragraph" style:parent-style-name="Preformatted_20_Text">
      <loext:graphic-properties draw:fill="solid" draw:fill-color="#e0e0e0" draw:opacity="100%"/>
      <style:paragraph-properties fo:margin-left="0in" fo:margin-right="0in" fo:margin-top="0in" fo:margin-bottom="0.1043in" loext:contextual-spacing="false" fo:line-height="158%" fo:text-align="start" style:justify-single-word="false" fo:orphans="2" fo:widows="2" fo:text-indent="0in" style:auto-text-indent="false" fo:background-color="#e0e0e0" fo:padding="0in" fo:border="none"/>
      <style:text-properties fo:font-variant="normal" fo:text-transform="none" style:font-name="Consolas1" fo:font-size="11.25pt" fo:letter-spacing="normal" loext:padding="0in" loext:border="none"/>
    </style:style>
    <style:style style:name="P10" style:family="paragraph" style:parent-style-name="Preformatted_20_Text">
      <loext:graphic-properties draw:fill="solid" draw:fill-color="#e0e0e0" draw:opacity="100%"/>
      <style:paragraph-properties fo:margin-top="0in" fo:margin-bottom="0.1043in" loext:contextual-spacing="false" fo:line-height="158%" fo:text-align="start" style:justify-single-word="false" fo:orphans="2" fo:widows="2" fo:background-color="#e0e0e0" fo:padding="0in" fo:border="none"/>
      <style:text-properties fo:font-variant="normal" fo:text-transform="none" style:font-name="Consolas1" fo:font-size="11.25pt" fo:letter-spacing="normal" fo:font-style="normal" fo:font-weight="normal" loext:padding="0in" loext:border="none"/>
    </style:style>
    <style:style style:name="T1" style:family="text">
      <style:text-properties fo:font-size="12pt" style:font-size-asian="12pt" style:font-size-complex="12pt" loext:padding="0in" loext:border="none"/>
    </style:style>
    <style:style style:name="T2" style:family="text">
      <style:text-properties fo:font-variant="normal" fo:text-transform="none" style:font-name="Roboto" fo:font-size="12pt" fo:letter-spacing="normal" fo:font-style="normal" fo:font-weight="normal" loext:padding="0in" loext:border="none"/>
    </style:style>
    <style:style style:name="T3" style:family="text">
      <style:text-properties fo:font-variant="normal" fo:text-transform="none" style:font-name="Roboto" fo:font-size="12pt" fo:letter-spacing="normal" fo:font-style="normal" fo:font-weight="bold" loext:padding="0in" loext:border="none"/>
    </style:style>
    <style:style style:name="T4" style:family="text">
      <style:text-properties fo:font-variant="normal" fo:text-transform="none" fo:color="#ec4e20" style:text-line-through-style="none" style:text-line-through-type="none" style:font-name="Roboto" fo:font-size="12pt" fo:letter-spacing="normal" fo:font-style="normal" style:text-underline-style="none" fo:font-weight="normal" style:text-blinking="false" loext:padding="0in" loext:border="none"/>
    </style:style>
    <style:style style:name="T5" style:family="text">
      <style:text-properties fo:font-variant="normal" fo:text-transform="none" fo:color="#ec4e20" style:text-line-through-style="none" style:text-line-through-type="none" style:font-name="Roboto" fo:font-size="12pt" fo:letter-spacing="normal" fo:font-style="normal" style:text-underline-style="none" fo:font-weight="bold" style:text-blinking="false" loext:padding="0in" loext:border="none"/>
    </style:style>
    <style:style style:name="T6" style:family="text">
      <style:text-properties fo:font-variant="normal" fo:text-transform="none" fo:color="#008200" style:font-name="Consolas" fo:font-style="normal" fo:font-weight="normal" fo:background-color="#ffffff" loext:char-shading-value="0" loext:padding="0in" loext:border="none"/>
    </style:style>
    <style:style style:name="T7" style:family="text">
      <style:text-properties fo:font-variant="normal" fo:text-transform="none" fo:color="#808080" style:font-name="Consolas" fo:font-style="normal" fo:font-weight="normal" fo:background-color="#ffffff" loext:char-shading-value="0" loext:padding="0in" loext:border="none"/>
    </style:style>
    <style:style style:name="T8" style:family="text">
      <style:text-properties fo:font-variant="normal" fo:text-transform="none" fo:color="#808080" style:font-name="Consolas" fo:font-style="normal" fo:font-weight="bold" fo:background-color="#ffffff" loext:char-shading-value="0" loext:padding="0in" loext:border="none"/>
    </style:style>
    <style:style style:name="T9" style:family="text">
      <style:text-properties fo:font-variant="normal" fo:text-transform="none" fo:color="#006699" style:font-name="Consolas" fo:font-style="normal" fo:font-weight="bold" fo:background-color="#ffffff" loext:char-shading-value="0" loext:padding="0in" loext:border="none"/>
    </style:style>
    <style:style style:name="T10" style:family="text">
      <style:text-properties fo:font-variant="normal" fo:text-transform="none" style:font-name="Consolas" fo:font-style="normal" fo:font-weight="normal" fo:background-color="#ffffff" loext:char-shading-value="0" loext:padding="0in" loext:border="none"/>
    </style:style>
    <style:style style:name="T11" style:family="text">
      <style:text-properties fo:font-variant="normal" fo:text-transform="none" style:font-name="Consolas" fo:font-style="normal" fo:font-weight="normal" style:font-name-asian="Consolas" style:font-style-asian="normal" style:font-weight-asian="normal" style:font-name-complex="Consolas" style:font-style-complex="normal" style:font-weight-complex="normal"/>
    </style:style>
    <style:style style:name="T12" style:family="text">
      <style:text-properties fo:font-variant="normal" fo:text-transform="none" fo:color="#000000" style:font-name="Consolas" fo:font-style="normal" fo:font-weight="normal" fo:background-color="#ffffff" loext:char-shading-value="0" loext:padding="0in" loext:border="none"/>
    </style:style>
    <style:style style:name="T13" style:family="text">
      <style:text-properties fo:font-variant="normal" fo:text-transform="none" fo:background-color="#ffffff" loext:char-shading-value="0" loext:padding="0in" loext:border="none"/>
    </style:style>
    <style:style style:name="T14" style:family="text">
      <style:text-properties fo:font-variant="normal" fo:text-transform="none" fo:color="#0000ff" style:font-name="Consolas" fo:font-style="normal" fo:font-weight="normal" fo:background-color="#ffffff" loext:char-shading-value="0" loext:padding="0in" loext:border="none"/>
    </style:style>
    <style:style style:name="Sect1" style:family="section">
      <style:section-properties fo:background-color="#ffffff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Difference between set, multiset, unordered_set, unordered_multiset</text:h>
      <text:p text:style-name="P1"><text:span text:style-name="T2">1. </text:span><text:a xlink:type="simple" xlink:href="https://www.geeksforgeeks.org/set-in-cpp-stl/" text:style-name="Internet_20_link" text:visited-style-name="Visited_20_Internet_20_Link"><text:span text:style-name="Strong_20_Emphasis"><text:span text:style-name="T4">Set</text:span></text:span></text:a><text:span text:style-name="T2"><text:line-break/>(i) Stores the values in sorted order.<text:line-break/>(ii) Stores only unique values.<text:line-break/>(iii) Elements can only be inserted or deleted but cannot be modified.<text:line-break/>(iv) We can erase more than 1 element by giving start iterator and end iterator position.<text:line-break/>(v) Traversal using iterators.<text:line-break/>(vi) Sets are implemented as </text:span><text:a xlink:type="simple" xlink:href="https://www.geeksforgeeks.org/binary-search-tree-set-1-search-and-insertion/" text:style-name="Internet_20_link" text:visited-style-name="Visited_20_Internet_20_Link"><text:span text:style-name="T4">Binary Search Tree</text:span></text:a><text:span text:style-name="T2">.</text:span></text:p>
      <text:p text:style-name="P4"/>
      <text:section text:style-name="Sect1" text:name="highlighter_594198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7"><text:span text:style-name="Source_20_Text"><text:span text:style-name="T6">// CPP program to demonstrate insert and  </text:span></text:span></text:p>
              <text:p text:style-name="P7"><text:span text:style-name="Source_20_Text"><text:span text:style-name="T6">// delete in set </text:span></text:span></text:p>
              <text:p text:style-name="P7"><text:span text:style-name="Source_20_Text"><text:span text:style-name="T7">#include &lt;bits/stdc++.h&gt; </text:span></text:span></text:p>
              <text:p text:style-name="P7"><text:span text:style-name="Source_20_Text"><text:span text:style-name="T9">using</text:span></text:span><text:span text:style-name="T10"> </text:span><text:span text:style-name="Source_20_Text"><text:span text:style-name="T9">namespace</text:span></text:span><text:span text:style-name="T10"> </text:span><text:span text:style-name="Source_20_Text"><text:span text:style-name="T12">std; </text:span></text:span></text:p>
              <text:p text:style-name="P7"><text:span text:style-name="Source_20_Text"><text:span text:style-name="T8">int</text:span></text:span><text:span text:style-name="T10"> </text:span><text:span text:style-name="Source_20_Text"><text:span text:style-name="T12">main() </text:span></text:span></text:p>
              <text:p text:style-name="P7"><text:span text:style-name="Source_20_Text"><text:span text:style-name="T12">{ </text:span></text:span></text:p>
              <text:p text:style-name="P7"><text:span text:style-name="Source_20_Text"><text:span text:style-name="T13">    </text:span></text:span><text:span text:style-name="Source_20_Text"><text:span text:style-name="T6">// set declare </text:span></text:span></text:p>
              <text:p text:style-name="P7"><text:span text:style-name="Source_20_Text"><text:span text:style-name="T13">    </text:span></text:span><text:span text:style-name="Source_20_Text"><text:span text:style-name="T12">set&lt;</text:span></text:span><text:span text:style-name="Source_20_Text"><text:span text:style-name="T8">int</text:span></text:span><text:span text:style-name="Source_20_Text"><text:span text:style-name="T12">&gt; s; </text:span></text:span></text:p>
              <text:p text:style-name="P7"><text:span text:style-name="Source_20_Text"><text:span text:style-name="T13"> </text:span></text:span><text:span text:style-name="T13"> </text:span></text:p>
              <text:p text:style-name="P7"><text:span text:style-name="Source_20_Text"><text:span text:style-name="T13">    </text:span></text:span><text:span text:style-name="Source_20_Text"><text:span text:style-name="T6">// Elements added to set </text:span></text:span></text:p>
              <text:p text:style-name="P7"><text:span text:style-name="Source_20_Text"><text:span text:style-name="T13">    </text:span></text:span><text:span text:style-name="Source_20_Text"><text:span text:style-name="T12">s.insert(12); </text:span></text:span></text:p>
              <text:p text:style-name="P7"><text:span text:style-name="Source_20_Text"><text:span text:style-name="T13">    </text:span></text:span><text:span text:style-name="Source_20_Text"><text:span text:style-name="T12">s.insert(10); </text:span></text:span></text:p>
              <text:p text:style-name="P7"><text:span text:style-name="Source_20_Text"><text:span text:style-name="T13">    </text:span></text:span><text:span text:style-name="Source_20_Text"><text:span text:style-name="T12">s.insert(2); </text:span></text:span></text:p>
              <text:p text:style-name="P7"><text:span text:style-name="Source_20_Text"><text:span text:style-name="T13">    </text:span></text:span><text:span text:style-name="Source_20_Text"><text:span text:style-name="T12">s.insert(10); </text:span></text:span><text:span text:style-name="Source_20_Text"><text:span text:style-name="T6">// duplicate added </text:span></text:span></text:p>
              <text:p text:style-name="P7"><text:span text:style-name="Source_20_Text"><text:span text:style-name="T13">    </text:span></text:span><text:span text:style-name="Source_20_Text"><text:span text:style-name="T12">s.insert(90); </text:span></text:span></text:p>
              <text:p text:style-name="P7"><text:span text:style-name="Source_20_Text"><text:span text:style-name="T13">    </text:span></text:span><text:span text:style-name="Source_20_Text"><text:span text:style-name="T12">s.insert(85); </text:span></text:span></text:p>
              <text:p text:style-name="P7"><text:span text:style-name="Source_20_Text"><text:span text:style-name="T13">    </text:span></text:span><text:span text:style-name="Source_20_Text"><text:span text:style-name="T12">s.insert(45); </text:span></text:span></text:p>
              <text:p text:style-name="P7"><text:span text:style-name="Source_20_Text"><text:span text:style-name="T13"> </text:span></text:span><text:span text:style-name="T13"> </text:span></text:p>
              <text:p text:style-name="P7"><text:span text:style-name="Source_20_Text"><text:span text:style-name="T13">    </text:span></text:span><text:span text:style-name="Source_20_Text"><text:span text:style-name="T6">// Iterator declared to traverse </text:span></text:span></text:p>
              <text:p text:style-name="P7"><text:span text:style-name="Source_20_Text"><text:span text:style-name="T13">    </text:span></text:span><text:span text:style-name="Source_20_Text"><text:span text:style-name="T6">// set elements </text:span></text:span></text:p>
              <text:p text:style-name="P7"><text:span text:style-name="Source_20_Text"><text:span text:style-name="T13">    </text:span></text:span><text:span text:style-name="Source_20_Text"><text:span text:style-name="T12">set&lt;</text:span></text:span><text:span text:style-name="Source_20_Text"><text:span text:style-name="T8">int</text:span></text:span><text:span text:style-name="Source_20_Text"><text:span text:style-name="T12">&gt;::iterator it, it1, it2; </text:span></text:span></text:p>
              <text:p text:style-name="P7"><text:span text:style-name="Source_20_Text"><text:span text:style-name="T13">    </text:span></text:span><text:span text:style-name="Source_20_Text"><text:span text:style-name="T12">cout &lt;&lt; </text:span></text:span><text:span text:style-name="Source_20_Text"><text:span text:style-name="T14">"Set elements after sort and "</text:span></text:span></text:p>
              <text:p text:style-name="P7"><text:span text:style-name="Source_20_Text"><text:span text:style-name="T13">            </text:span></text:span><text:span text:style-name="Source_20_Text"><text:span text:style-name="T14">"removing duplicates:\n"</text:span></text:span><text:span text:style-name="Source_20_Text"><text:span text:style-name="T12">; </text:span></text:span></text:p>
              <text:p text:style-name="P7"><text:span text:style-name="Source_20_Text"><text:span text:style-name="T13">    </text:span></text:span><text:span text:style-name="Source_20_Text"><text:span text:style-name="T9">for</text:span></text:span><text:span text:style-name="T10"> </text:span><text:span text:style-name="Source_20_Text"><text:span text:style-name="T12">(it = s.begin(); it != s.end(); it++)  </text:span></text:span></text:p>
              <text:p text:style-name="P7"><text:span text:style-name="Source_20_Text"><text:span text:style-name="T13">        </text:span></text:span><text:span text:style-name="Source_20_Text"><text:span text:style-name="T12">cout &lt;&lt; *it &lt;&lt; </text:span></text:span><text:span text:style-name="Source_20_Text"><text:span text:style-name="T14">' '</text:span></text:span><text:span text:style-name="Source_20_Text"><text:span text:style-name="T12">;     </text:span></text:span></text:p>
              <text:p text:style-name="P7"><text:span text:style-name="Source_20_Text"><text:span text:style-name="T13">    </text:span></text:span><text:span text:style-name="Source_20_Text"><text:span text:style-name="T12">cout &lt;&lt; </text:span></text:span><text:span text:style-name="Source_20_Text"><text:span text:style-name="T14">'\n'</text:span></text:span><text:span text:style-name="Source_20_Text"><text:span text:style-name="T12">; </text:span></text:span></text:p>
              <text:p text:style-name="P7"><text:span text:style-name="Source_20_Text"><text:span text:style-name="T13"> </text:span></text:span><text:span text:style-name="T13"> </text:span></text:p>
              <text:p text:style-name="P7"><text:span text:style-name="Source_20_Text"><text:span text:style-name="T13">    </text:span></text:span><text:span text:style-name="Source_20_Text"><text:span text:style-name="T12">it1 = s.find(10); </text:span></text:span></text:p>
              <text:p text:style-name="P7"><text:span text:style-name="Source_20_Text"><text:span text:style-name="T13">    </text:span></text:span><text:span text:style-name="Source_20_Text"><text:span text:style-name="T12">it2 = s.find(90); </text:span></text:span></text:p>
              <text:p text:style-name="P7"><text:span text:style-name="Source_20_Text"><text:span text:style-name="T13"> </text:span></text:span><text:span text:style-name="T13"> </text:span></text:p>
              <text:p text:style-name="P7"><text:soft-page-break/><text:span text:style-name="Source_20_Text"><text:span text:style-name="T13">    </text:span></text:span><text:span text:style-name="Source_20_Text"><text:span text:style-name="T6">// elements from 10 to elements before </text:span></text:span></text:p>
              <text:p text:style-name="P7"><text:span text:style-name="Source_20_Text"><text:span text:style-name="T13">    </text:span></text:span><text:span text:style-name="Source_20_Text"><text:span text:style-name="T6">// 90 erased </text:span></text:span></text:p>
              <text:p text:style-name="P7"><text:span text:style-name="Source_20_Text"><text:span text:style-name="T13">    </text:span></text:span><text:span text:style-name="Source_20_Text"><text:span text:style-name="T12">s.erase(it1, it2); </text:span></text:span></text:p>
              <text:p text:style-name="P7"><text:span text:style-name="Source_20_Text"><text:span text:style-name="T13">    </text:span></text:span><text:span text:style-name="Source_20_Text"><text:span text:style-name="T12">cout &lt;&lt; </text:span></text:span><text:span text:style-name="Source_20_Text"><text:span text:style-name="T14">"Set Elements after erase:\n"</text:span></text:span><text:span text:style-name="Source_20_Text"><text:span text:style-name="T12">; </text:span></text:span></text:p>
              <text:p text:style-name="P7"><text:span text:style-name="Source_20_Text"><text:span text:style-name="T13">    </text:span></text:span><text:span text:style-name="Source_20_Text"><text:span text:style-name="T9">for</text:span></text:span><text:span text:style-name="T10"> </text:span><text:span text:style-name="Source_20_Text"><text:span text:style-name="T12">(it = s.begin(); it != s.end(); it++) </text:span></text:span></text:p>
              <text:p text:style-name="P7"><text:span text:style-name="Source_20_Text"><text:span text:style-name="T13">        </text:span></text:span><text:span text:style-name="Source_20_Text"><text:span text:style-name="T12">cout &lt;&lt; *it &lt;&lt; </text:span></text:span><text:span text:style-name="Source_20_Text"><text:span text:style-name="T14">' '</text:span></text:span><text:span text:style-name="Source_20_Text"><text:span text:style-name="T12">; </text:span></text:span></text:p>
              <text:p text:style-name="P7"><text:span text:style-name="Source_20_Text"><text:span text:style-name="T13"> </text:span></text:span><text:span text:style-name="T13"> </text:span></text:p>
              <text:p text:style-name="P7"><text:span text:style-name="Source_20_Text"><text:span text:style-name="T13">    </text:span></text:span><text:span text:style-name="Source_20_Text"><text:span text:style-name="T9">return</text:span></text:span><text:span text:style-name="T10"> </text:span><text:span text:style-name="Source_20_Text"><text:span text:style-name="T12">0; </text:span></text:span></text:p>
              <text:p text:style-name="P7"><text:span text:style-name="Source_20_Text"><text:span text:style-name="T12">} </text:span></text:span></text:p>
            </table:table-cell>
          </table:table-row>
        </table:table>
        <text:p text:style-name="P6"/>
      </text:section>
      <text:p text:style-name="P9">OUTPUT:</text:p>
      <text:p text:style-name="P10">Set elements after sort and removing duplicates:</text:p>
      <text:p text:style-name="P10">2 10 12 45 85 90</text:p>
      <text:p text:style-name="P10">Set Elements after erase:</text:p>
      <text:p text:style-name="P10">2 90</text:p>
      <text:p text:style-name="P1"><text:span text:style-name="T2">2. </text:span><text:a xlink:type="simple" xlink:href="https://www.geeksforgeeks.org/multiset-in-cpp-stl/" text:style-name="Internet_20_link" text:visited-style-name="Visited_20_Internet_20_Link"><text:span text:style-name="Strong_20_Emphasis"><text:span text:style-name="T4">Multiset</text:span></text:span></text:a><text:span text:style-name="T2"><text:line-break/>(i) Stores elements in sorted order.<text:line-break/>(ii) It allows storage of multiple elements.<text:line-break/>(iii) We can erase more than 1 element by giving start iterator and end iterator.<text:line-break/>Note:- All other properties similar to set.</text:span></text:p>
      <text:p text:style-name="P4"/>
      <text:section text:style-name="Sect1" text:name="highlighter_907161"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7"><text:span text:style-name="Source_20_Text"><text:span text:style-name="T6">// CPP program to demonstrate insert and  </text:span></text:span></text:p>
              <text:p text:style-name="P7"><text:span text:style-name="Source_20_Text"><text:span text:style-name="T6">// delete in set </text:span></text:span></text:p>
              <text:p text:style-name="P7"><text:span text:style-name="Source_20_Text"><text:span text:style-name="T7">#include &lt;bits/stdc++.h&gt; </text:span></text:span></text:p>
              <text:p text:style-name="P7"><text:span text:style-name="Source_20_Text"><text:span text:style-name="T9">using</text:span></text:span><text:span text:style-name="T10"> </text:span><text:span text:style-name="Source_20_Text"><text:span text:style-name="T9">namespace</text:span></text:span><text:span text:style-name="T10"> </text:span><text:span text:style-name="Source_20_Text"><text:span text:style-name="T12">std; </text:span></text:span></text:p>
              <text:p text:style-name="P7"><text:span text:style-name="Source_20_Text"><text:span text:style-name="T8">int</text:span></text:span><text:span text:style-name="T10"> </text:span><text:span text:style-name="Source_20_Text"><text:span text:style-name="T12">main() </text:span></text:span></text:p>
              <text:p text:style-name="P7"><text:span text:style-name="Source_20_Text"><text:span text:style-name="T12">{ </text:span></text:span></text:p>
              <text:p text:style-name="P7"><text:span text:style-name="Source_20_Text"><text:span text:style-name="T13">    </text:span></text:span><text:span text:style-name="Source_20_Text"><text:span text:style-name="T6">// multiset declare </text:span></text:span></text:p>
              <text:p text:style-name="P7"><text:span text:style-name="Source_20_Text"><text:span text:style-name="T13">    </text:span></text:span><text:span text:style-name="Source_20_Text"><text:span text:style-name="T12">multiset&lt;</text:span></text:span><text:span text:style-name="Source_20_Text"><text:span text:style-name="T8">int</text:span></text:span><text:span text:style-name="Source_20_Text"><text:span text:style-name="T12">&gt; s; </text:span></text:span></text:p>
              <text:p text:style-name="P7"><text:span text:style-name="Source_20_Text"><text:span text:style-name="T13"> </text:span></text:span><text:span text:style-name="T13"> </text:span></text:p>
              <text:p text:style-name="P7"><text:span text:style-name="Source_20_Text"><text:span text:style-name="T13">    </text:span></text:span><text:span text:style-name="Source_20_Text"><text:span text:style-name="T6">// Elements added to set </text:span></text:span></text:p>
              <text:p text:style-name="P7"><text:span text:style-name="Source_20_Text"><text:span text:style-name="T13">    </text:span></text:span><text:span text:style-name="Source_20_Text"><text:span text:style-name="T12">s.insert(12); </text:span></text:span></text:p>
              <text:p text:style-name="P7"><text:span text:style-name="Source_20_Text"><text:span text:style-name="T13">    </text:span></text:span><text:span text:style-name="Source_20_Text"><text:span text:style-name="T12">s.insert(10); </text:span></text:span></text:p>
              <text:p text:style-name="P7"><text:span text:style-name="Source_20_Text"><text:span text:style-name="T13">    </text:span></text:span><text:span text:style-name="Source_20_Text"><text:span text:style-name="T12">s.insert(2); </text:span></text:span></text:p>
              <text:p text:style-name="P7"><text:span text:style-name="Source_20_Text"><text:span text:style-name="T13">    </text:span></text:span><text:span text:style-name="Source_20_Text"><text:span text:style-name="T12">s.insert(10); </text:span></text:span><text:span text:style-name="Source_20_Text"><text:span text:style-name="T6">// duplicate added </text:span></text:span></text:p>
              <text:p text:style-name="P7"><text:span text:style-name="Source_20_Text"><text:span text:style-name="T13">    </text:span></text:span><text:span text:style-name="Source_20_Text"><text:span text:style-name="T12">s.insert(90); </text:span></text:span></text:p>
              <text:p text:style-name="P7"><text:span text:style-name="Source_20_Text"><text:span text:style-name="T13">    </text:span></text:span><text:span text:style-name="Source_20_Text"><text:span text:style-name="T12">s.insert(85); </text:span></text:span></text:p>
              <text:p text:style-name="P7"><text:span text:style-name="Source_20_Text"><text:span text:style-name="T13">    </text:span></text:span><text:span text:style-name="Source_20_Text"><text:span text:style-name="T12">s.insert(45); </text:span></text:span></text:p>
              <text:p text:style-name="P7"><text:span text:style-name="Source_20_Text"><text:span text:style-name="T13"> </text:span></text:span><text:span text:style-name="T13"> </text:span></text:p>
              <text:p text:style-name="P7"><text:span text:style-name="Source_20_Text"><text:span text:style-name="T13">    </text:span></text:span><text:span text:style-name="Source_20_Text"><text:span text:style-name="T6">// Iterator declared to traverse </text:span></text:span></text:p>
              <text:p text:style-name="P7"><text:span text:style-name="Source_20_Text"><text:span text:style-name="T13">    </text:span></text:span><text:span text:style-name="Source_20_Text"><text:span text:style-name="T6">// set elements </text:span></text:span></text:p>
              <text:p text:style-name="P7"><text:soft-page-break/><text:span text:style-name="Source_20_Text"><text:span text:style-name="T13">    </text:span></text:span><text:span text:style-name="Source_20_Text"><text:span text:style-name="T12">multiset&lt;</text:span></text:span><text:span text:style-name="Source_20_Text"><text:span text:style-name="T8">int</text:span></text:span><text:span text:style-name="Source_20_Text"><text:span text:style-name="T12">&gt;::iterator it, it1, it2; </text:span></text:span></text:p>
              <text:p text:style-name="P7"><text:span text:style-name="Source_20_Text"><text:span text:style-name="T13">    </text:span></text:span><text:span text:style-name="Source_20_Text"><text:span text:style-name="T12">cout &lt;&lt; </text:span></text:span><text:span text:style-name="Source_20_Text"><text:span text:style-name="T14">"Multiset elements after sort\n"</text:span></text:span><text:span text:style-name="Source_20_Text"><text:span text:style-name="T12">; </text:span></text:span></text:p>
              <text:p text:style-name="P7"><text:span text:style-name="Source_20_Text"><text:span text:style-name="T13">    </text:span></text:span><text:span text:style-name="Source_20_Text"><text:span text:style-name="T9">for</text:span></text:span><text:span text:style-name="T10"> </text:span><text:span text:style-name="Source_20_Text"><text:span text:style-name="T12">(it = s.begin(); it != s.end(); it++)  </text:span></text:span></text:p>
              <text:p text:style-name="P7"><text:span text:style-name="Source_20_Text"><text:span text:style-name="T13">        </text:span></text:span><text:span text:style-name="Source_20_Text"><text:span text:style-name="T12">cout &lt;&lt; *it &lt;&lt; </text:span></text:span><text:span text:style-name="Source_20_Text"><text:span text:style-name="T14">' '</text:span></text:span><text:span text:style-name="Source_20_Text"><text:span text:style-name="T12">;     </text:span></text:span></text:p>
              <text:p text:style-name="P7"><text:span text:style-name="Source_20_Text"><text:span text:style-name="T13">    </text:span></text:span><text:span text:style-name="Source_20_Text"><text:span text:style-name="T12">cout &lt;&lt; </text:span></text:span><text:span text:style-name="Source_20_Text"><text:span text:style-name="T14">'\n'</text:span></text:span><text:span text:style-name="Source_20_Text"><text:span text:style-name="T12">; </text:span></text:span></text:p>
              <text:p text:style-name="P7"><text:span text:style-name="Source_20_Text"><text:span text:style-name="T13"> </text:span></text:span><text:span text:style-name="T13"> </text:span></text:p>
              <text:p text:style-name="P7"><text:span text:style-name="Source_20_Text"><text:span text:style-name="T13">    </text:span></text:span><text:span text:style-name="Source_20_Text"><text:span text:style-name="T12">it1 = s.find(10); </text:span></text:span></text:p>
              <text:p text:style-name="P7"><text:span text:style-name="Source_20_Text"><text:span text:style-name="T13">    </text:span></text:span><text:span text:style-name="Source_20_Text"><text:span text:style-name="T12">it2 = s.find(90); </text:span></text:span></text:p>
              <text:p text:style-name="P7"><text:span text:style-name="Source_20_Text"><text:span text:style-name="T13"> </text:span></text:span><text:span text:style-name="T13"> </text:span></text:p>
              <text:p text:style-name="P7"><text:span text:style-name="Source_20_Text"><text:span text:style-name="T13">    </text:span></text:span><text:span text:style-name="Source_20_Text"><text:span text:style-name="T6">// elements from 10 to elements before 90  </text:span></text:span></text:p>
              <text:p text:style-name="P7"><text:span text:style-name="Source_20_Text"><text:span text:style-name="T13">    </text:span></text:span><text:span text:style-name="Source_20_Text"><text:span text:style-name="T6">// erased </text:span></text:span></text:p>
              <text:p text:style-name="P7"><text:span text:style-name="Source_20_Text"><text:span text:style-name="T13">    </text:span></text:span><text:span text:style-name="Source_20_Text"><text:span text:style-name="T12">s.erase(it1, it2); </text:span></text:span></text:p>
              <text:p text:style-name="P7"><text:span text:style-name="Source_20_Text"><text:span text:style-name="T13"> </text:span></text:span><text:span text:style-name="T13"> </text:span></text:p>
              <text:p text:style-name="P7"><text:span text:style-name="Source_20_Text"><text:span text:style-name="T13">    </text:span></text:span><text:span text:style-name="Source_20_Text"><text:span text:style-name="T12">cout &lt;&lt; </text:span></text:span><text:span text:style-name="Source_20_Text"><text:span text:style-name="T14">"Multiset Elements after erase:\n"</text:span></text:span><text:span text:style-name="Source_20_Text"><text:span text:style-name="T12">; </text:span></text:span></text:p>
              <text:p text:style-name="P7"><text:span text:style-name="Source_20_Text"><text:span text:style-name="T13">    </text:span></text:span><text:span text:style-name="Source_20_Text"><text:span text:style-name="T9">for</text:span></text:span><text:span text:style-name="T10"> </text:span><text:span text:style-name="Source_20_Text"><text:span text:style-name="T12">(it = s.begin(); it != s.end(); it++)  </text:span></text:span></text:p>
              <text:p text:style-name="P7"><text:span text:style-name="Source_20_Text"><text:span text:style-name="T13">        </text:span></text:span><text:span text:style-name="Source_20_Text"><text:span text:style-name="T12">cout &lt;&lt; *it &lt;&lt; </text:span></text:span><text:span text:style-name="Source_20_Text"><text:span text:style-name="T14">' '</text:span></text:span><text:span text:style-name="Source_20_Text"><text:span text:style-name="T12">;     </text:span></text:span></text:p>
              <text:p text:style-name="P7"><text:span text:style-name="Source_20_Text"><text:span text:style-name="T13"> </text:span></text:span><text:span text:style-name="T13"> </text:span></text:p>
              <text:p text:style-name="P7"><text:span text:style-name="Source_20_Text"><text:span text:style-name="T13">    </text:span></text:span><text:span text:style-name="Source_20_Text"><text:span text:style-name="T9">return</text:span></text:span><text:span text:style-name="T10"> </text:span><text:span text:style-name="Source_20_Text"><text:span text:style-name="T12">0; </text:span></text:span></text:p>
              <text:p text:style-name="P7"><text:span text:style-name="Source_20_Text"><text:span text:style-name="T12">} </text:span></text:span></text:p>
            </table:table-cell>
          </table:table-row>
        </table:table>
        <text:p text:style-name="P6"/>
      </text:section>
      <text:p text:style-name="P9">OUTPUT:</text:p>
      <text:p text:style-name="P10">Multiset elements after sort</text:p>
      <text:p text:style-name="P10">2 10 10 12 45 85 90</text:p>
      <text:p text:style-name="P10">Multiset Elements after erase:</text:p>
      <text:p text:style-name="P10">2 90</text:p>
      <text:p text:style-name="P1"><text:span text:style-name="T2">3. </text:span><text:a xlink:type="simple" xlink:href="https://www.geeksforgeeks.org/unorderd_set-stl-uses/" text:style-name="Internet_20_link" text:visited-style-name="Visited_20_Internet_20_Link"><text:span text:style-name="T5">Unordered_set</text:span></text:a><text:span text:style-name="T2"><text:line-break/>(i) Elements can be stored in any order. ( no sorted order )<text:line-break/>(ii) Stores only unique values.<text:line-break/>(iii) Hash-table used to store elements.<text:line-break/>(iv) We can erase only the element for which iterator position is given.<text:line-break/>Note:- All other properties similar to set.</text:span></text:p>
      <text:p text:style-name="P2"><text:bookmark text:name="aswift_2_expand"/><text:bookmark text:name="aswift_2_anchor"/></text:p>
      <text:p text:style-name="P4"/>
      <text:section text:style-name="Sect1" text:name="highlighter_755265"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7"><text:span text:style-name="Source_20_Text"><text:span text:style-name="T6">// CPP program to demonstrate insert and  </text:span></text:span></text:p>
              <text:p text:style-name="P7"><text:span text:style-name="Source_20_Text"><text:span text:style-name="T6">// delete in unordered_set </text:span></text:span></text:p>
              <text:p text:style-name="P7"><text:span text:style-name="Source_20_Text"><text:span text:style-name="T7">#include &lt;bits/stdc++.h&gt; </text:span></text:span></text:p>
              <text:p text:style-name="P7"><text:span text:style-name="Source_20_Text"><text:span text:style-name="T9">using</text:span></text:span><text:span text:style-name="T10"> </text:span><text:span text:style-name="Source_20_Text"><text:span text:style-name="T9">namespace</text:span></text:span><text:span text:style-name="T10"> </text:span><text:span text:style-name="Source_20_Text"><text:span text:style-name="T12">std; </text:span></text:span></text:p>
              <text:p text:style-name="P7"><text:span text:style-name="Source_20_Text"><text:span text:style-name="T8">int</text:span></text:span><text:span text:style-name="T10"> </text:span><text:span text:style-name="Source_20_Text"><text:span text:style-name="T12">main() </text:span></text:span></text:p>
              <text:p text:style-name="P7"><text:span text:style-name="Source_20_Text"><text:span text:style-name="T12">{ </text:span></text:span></text:p>
              <text:p text:style-name="P7"><text:span text:style-name="Source_20_Text"><text:span text:style-name="T13">    </text:span></text:span><text:span text:style-name="Source_20_Text"><text:span text:style-name="T6">// unordered_set declare </text:span></text:span></text:p>
              <text:p text:style-name="P7"><text:soft-page-break/><text:span text:style-name="Source_20_Text"><text:span text:style-name="T13">    </text:span></text:span><text:span text:style-name="Source_20_Text"><text:span text:style-name="T12">unordered_set&lt;</text:span></text:span><text:span text:style-name="Source_20_Text"><text:span text:style-name="T8">int</text:span></text:span><text:span text:style-name="Source_20_Text"><text:span text:style-name="T12">&gt; s; </text:span></text:span></text:p>
              <text:p text:style-name="P7"><text:span text:style-name="Source_20_Text"><text:span text:style-name="T13"> </text:span></text:span><text:span text:style-name="T13"> </text:span></text:p>
              <text:p text:style-name="P7"><text:span text:style-name="Source_20_Text"><text:span text:style-name="T13">    </text:span></text:span><text:span text:style-name="Source_20_Text"><text:span text:style-name="T6">// Elements added to set </text:span></text:span></text:p>
              <text:p text:style-name="P7"><text:span text:style-name="Source_20_Text"><text:span text:style-name="T13">    </text:span></text:span><text:span text:style-name="Source_20_Text"><text:span text:style-name="T12">s.insert(12); </text:span></text:span></text:p>
              <text:p text:style-name="P7"><text:span text:style-name="Source_20_Text"><text:span text:style-name="T13">    </text:span></text:span><text:span text:style-name="Source_20_Text"><text:span text:style-name="T12">s.insert(10); </text:span></text:span></text:p>
              <text:p text:style-name="P7"><text:span text:style-name="Source_20_Text"><text:span text:style-name="T13">    </text:span></text:span><text:span text:style-name="Source_20_Text"><text:span text:style-name="T12">s.insert(2); </text:span></text:span></text:p>
              <text:p text:style-name="P7"><text:span text:style-name="Source_20_Text"><text:span text:style-name="T13">    </text:span></text:span><text:span text:style-name="Source_20_Text"><text:span text:style-name="T12">s.insert(10); </text:span></text:span><text:span text:style-name="Source_20_Text"><text:span text:style-name="T6">// duplicate added </text:span></text:span></text:p>
              <text:p text:style-name="P7"><text:span text:style-name="Source_20_Text"><text:span text:style-name="T13">    </text:span></text:span><text:span text:style-name="Source_20_Text"><text:span text:style-name="T12">s.insert(90); </text:span></text:span></text:p>
              <text:p text:style-name="P7"><text:span text:style-name="Source_20_Text"><text:span text:style-name="T13">    </text:span></text:span><text:span text:style-name="Source_20_Text"><text:span text:style-name="T12">s.insert(85); </text:span></text:span></text:p>
              <text:p text:style-name="P7"><text:span text:style-name="Source_20_Text"><text:span text:style-name="T13">    </text:span></text:span><text:span text:style-name="Source_20_Text"><text:span text:style-name="T12">s.insert(45); </text:span></text:span></text:p>
              <text:p text:style-name="P7"><text:span text:style-name="Source_20_Text"><text:span text:style-name="T13">    </text:span></text:span><text:span text:style-name="Source_20_Text"><text:span text:style-name="T12">s.insert(12); </text:span></text:span></text:p>
              <text:p text:style-name="P7"><text:span text:style-name="Source_20_Text"><text:span text:style-name="T13">    </text:span></text:span><text:span text:style-name="Source_20_Text"><text:span text:style-name="T12">s.insert(70); </text:span></text:span></text:p>
              <text:p text:style-name="P7"><text:span text:style-name="Source_20_Text"><text:span text:style-name="T13"> </text:span></text:span><text:span text:style-name="T13"> </text:span></text:p>
              <text:p text:style-name="P7"><text:span text:style-name="Source_20_Text"><text:span text:style-name="T13">    </text:span></text:span><text:span text:style-name="Source_20_Text"><text:span text:style-name="T6">// Iterator declared to traverse </text:span></text:span></text:p>
              <text:p text:style-name="P7"><text:span text:style-name="Source_20_Text"><text:span text:style-name="T13">    </text:span></text:span><text:span text:style-name="Source_20_Text"><text:span text:style-name="T6">// set elements </text:span></text:span></text:p>
              <text:p text:style-name="P7"><text:span text:style-name="Source_20_Text"><text:span text:style-name="T13">    </text:span></text:span><text:span text:style-name="Source_20_Text"><text:span text:style-name="T12">unordered_set&lt;</text:span></text:span><text:span text:style-name="Source_20_Text"><text:span text:style-name="T8">int</text:span></text:span><text:span text:style-name="Source_20_Text"><text:span text:style-name="T12">&gt;::iterator it, it1; </text:span></text:span></text:p>
              <text:p text:style-name="P7"><text:span text:style-name="Source_20_Text"><text:span text:style-name="T13">    </text:span></text:span><text:span text:style-name="Source_20_Text"><text:span text:style-name="T12">cout &lt;&lt; </text:span></text:span><text:span text:style-name="Source_20_Text"><text:span text:style-name="T14">"Unordered_set elements after sort:\n"</text:span></text:span><text:span text:style-name="Source_20_Text"><text:span text:style-name="T12">; </text:span></text:span></text:p>
              <text:p text:style-name="P7"><text:span text:style-name="Source_20_Text"><text:span text:style-name="T13">    </text:span></text:span><text:span text:style-name="Source_20_Text"><text:span text:style-name="T9">for</text:span></text:span><text:span text:style-name="T10"> </text:span><text:span text:style-name="Source_20_Text"><text:span text:style-name="T12">(it = s.begin(); it != s.end(); it++)  </text:span></text:span></text:p>
              <text:p text:style-name="P7"><text:span text:style-name="Source_20_Text"><text:span text:style-name="T13">        </text:span></text:span><text:span text:style-name="Source_20_Text"><text:span text:style-name="T12">cout &lt;&lt; *it &lt;&lt; </text:span></text:span><text:span text:style-name="Source_20_Text"><text:span text:style-name="T14">' '</text:span></text:span><text:span text:style-name="Source_20_Text"><text:span text:style-name="T12">; </text:span></text:span></text:p>
              <text:p text:style-name="P7"><text:span text:style-name="Source_20_Text"><text:span text:style-name="T13">    </text:span></text:span><text:span text:style-name="Source_20_Text"><text:span text:style-name="T12">cout &lt;&lt; </text:span></text:span><text:span text:style-name="Source_20_Text"><text:span text:style-name="T14">'\n'</text:span></text:span><text:span text:style-name="Source_20_Text"><text:span text:style-name="T12">; </text:span></text:span></text:p>
              <text:p text:style-name="P7"><text:span text:style-name="Source_20_Text"><text:span text:style-name="T13"> </text:span></text:span><text:span text:style-name="T13"> </text:span></text:p>
              <text:p text:style-name="P7"><text:span text:style-name="Source_20_Text"><text:span text:style-name="T13">    </text:span></text:span><text:span text:style-name="Source_20_Text"><text:span text:style-name="T12">it1 = s.find(10); </text:span></text:span></text:p>
              <text:p text:style-name="P7"><text:span text:style-name="Source_20_Text"><text:span text:style-name="T13"> </text:span></text:span><text:span text:style-name="T13"> </text:span></text:p>
              <text:p text:style-name="P7"><text:span text:style-name="Source_20_Text"><text:span text:style-name="T13">    </text:span></text:span><text:span text:style-name="Source_20_Text"><text:span text:style-name="T6">// element 10 erased </text:span></text:span></text:p>
              <text:p text:style-name="P7"><text:span text:style-name="Source_20_Text"><text:span text:style-name="T13">    </text:span></text:span><text:span text:style-name="Source_20_Text"><text:span text:style-name="T12">s.erase(it1); </text:span></text:span></text:p>
              <text:p text:style-name="P7"><text:span text:style-name="Source_20_Text"><text:span text:style-name="T13">    </text:span></text:span><text:span text:style-name="Source_20_Text"><text:span text:style-name="T12">cout &lt;&lt; </text:span></text:span><text:span text:style-name="Source_20_Text"><text:span text:style-name="T14">"Unoredered_set Elements after erase:\n"</text:span></text:span><text:span text:style-name="Source_20_Text"><text:span text:style-name="T12">; </text:span></text:span></text:p>
              <text:p text:style-name="P7"><text:span text:style-name="Source_20_Text"><text:span text:style-name="T13">    </text:span></text:span><text:span text:style-name="Source_20_Text"><text:span text:style-name="T9">for</text:span></text:span><text:span text:style-name="T10"> </text:span><text:span text:style-name="Source_20_Text"><text:span text:style-name="T12">(it = s.begin(); it != s.end(); it++)  </text:span></text:span></text:p>
              <text:p text:style-name="P7"><text:span text:style-name="Source_20_Text"><text:span text:style-name="T13">         </text:span></text:span><text:span text:style-name="Source_20_Text"><text:span text:style-name="T12">cout &lt;&lt; *it &lt;&lt; </text:span></text:span><text:span text:style-name="Source_20_Text"><text:span text:style-name="T14">' '</text:span></text:span><text:span text:style-name="Source_20_Text"><text:span text:style-name="T12">;     </text:span></text:span></text:p>
              <text:p text:style-name="P7"><text:span text:style-name="Source_20_Text"><text:span text:style-name="T13"> </text:span></text:span><text:span text:style-name="T13"> </text:span></text:p>
              <text:p text:style-name="P7"><text:span text:style-name="Source_20_Text"><text:span text:style-name="T13">    </text:span></text:span><text:span text:style-name="Source_20_Text"><text:span text:style-name="T9">return</text:span></text:span><text:span text:style-name="T10"> </text:span><text:span text:style-name="Source_20_Text"><text:span text:style-name="T12">0; </text:span></text:span></text:p>
              <text:p text:style-name="P7"><text:span text:style-name="Source_20_Text"><text:span text:style-name="T12">} </text:span></text:span></text:p>
            </table:table-cell>
          </table:table-row>
        </table:table>
        <text:p text:style-name="P6"/>
      </text:section>
      <text:p text:style-name="P9">OUTPUT:</text:p>
      <text:p text:style-name="P10">Unordered_set elements after sort:</text:p>
      <text:p text:style-name="P10">70 85 45 12 10 2 90 </text:p>
      <text:p text:style-name="P10">Unoredered_set Elements after erase:</text:p>
      <text:p text:style-name="P10">70 85 45 12 2 90 </text:p>
      <text:p text:style-name="P1"><text:span text:style-name="T2">4. </text:span><text:a xlink:type="simple" xlink:href="https://www.geeksforgeeks.org/unordered_multiset-and-its-uses/" text:style-name="Internet_20_link" text:visited-style-name="Visited_20_Internet_20_Link"><text:span text:style-name="T5">Unordered_multiset</text:span></text:a><text:span text:style-name="T2"><text:line-break/>(i) Elements can be stored in any order.<text:line-break/>(ii) Duplicate elements can be stored.<text:line-break/>(iii) Hash-table used to store elements.<text:line-break/></text:span><text:soft-page-break/><text:span text:style-name="T2">(iv) We can erase only the element for which iterator position is given.<text:line-break/>Note:- All other properties similar to set.</text:span></text:p>
      <text:section text:style-name="Sect1" text:name="highlighter_530110"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7"><text:span text:style-name="Source_20_Text"><text:span text:style-name="T6">// CPP program to demonstrate insert and  </text:span></text:span></text:p>
              <text:p text:style-name="P7"><text:span text:style-name="Source_20_Text"><text:span text:style-name="T6">// delete in unordered_multiset </text:span></text:span></text:p>
              <text:p text:style-name="P7"><text:span text:style-name="Source_20_Text"><text:span text:style-name="T7">#include &lt;bits/stdc++.h&gt; </text:span></text:span></text:p>
              <text:p text:style-name="P7"><text:span text:style-name="Source_20_Text"><text:span text:style-name="T9">using</text:span></text:span><text:span text:style-name="T10"> </text:span><text:span text:style-name="Source_20_Text"><text:span text:style-name="T9">namespace</text:span></text:span><text:span text:style-name="T10"> </text:span><text:span text:style-name="Source_20_Text"><text:span text:style-name="T12">std; </text:span></text:span></text:p>
              <text:p text:style-name="P7"><text:span text:style-name="Source_20_Text"><text:span text:style-name="T8">int</text:span></text:span><text:span text:style-name="T10"> </text:span><text:span text:style-name="Source_20_Text"><text:span text:style-name="T12">main() </text:span></text:span></text:p>
              <text:p text:style-name="P7"><text:span text:style-name="Source_20_Text"><text:span text:style-name="T12">{ </text:span></text:span></text:p>
              <text:p text:style-name="P7"><text:span text:style-name="Source_20_Text"><text:span text:style-name="T13">    </text:span></text:span><text:span text:style-name="Source_20_Text"><text:span text:style-name="T6">// unordered_multiset declare </text:span></text:span></text:p>
              <text:p text:style-name="P7"><text:span text:style-name="Source_20_Text"><text:span text:style-name="T13">    </text:span></text:span><text:span text:style-name="Source_20_Text"><text:span text:style-name="T12">unordered_multiset&lt;</text:span></text:span><text:span text:style-name="Source_20_Text"><text:span text:style-name="T8">int</text:span></text:span><text:span text:style-name="Source_20_Text"><text:span text:style-name="T12">&gt; s; </text:span></text:span></text:p>
              <text:p text:style-name="P7"><text:span text:style-name="Source_20_Text"><text:span text:style-name="T13"> </text:span></text:span><text:span text:style-name="T13"> </text:span></text:p>
              <text:p text:style-name="P7"><text:span text:style-name="Source_20_Text"><text:span text:style-name="T13">    </text:span></text:span><text:span text:style-name="Source_20_Text"><text:span text:style-name="T6">// Elements added to set </text:span></text:span></text:p>
              <text:p text:style-name="P7"><text:span text:style-name="Source_20_Text"><text:span text:style-name="T13">    </text:span></text:span><text:span text:style-name="Source_20_Text"><text:span text:style-name="T12">s.insert(12); </text:span></text:span></text:p>
              <text:p text:style-name="P7"><text:span text:style-name="Source_20_Text"><text:span text:style-name="T13">    </text:span></text:span><text:span text:style-name="Source_20_Text"><text:span text:style-name="T12">s.insert(10); </text:span></text:span></text:p>
              <text:p text:style-name="P7"><text:span text:style-name="Source_20_Text"><text:span text:style-name="T13">    </text:span></text:span><text:span text:style-name="Source_20_Text"><text:span text:style-name="T12">s.insert(2); </text:span></text:span></text:p>
              <text:p text:style-name="P7"><text:span text:style-name="Source_20_Text"><text:span text:style-name="T13">    </text:span></text:span><text:span text:style-name="Source_20_Text"><text:span text:style-name="T12">s.insert(10); </text:span></text:span><text:span text:style-name="Source_20_Text"><text:span text:style-name="T6">// duplicate added </text:span></text:span></text:p>
              <text:p text:style-name="P7"><text:span text:style-name="Source_20_Text"><text:span text:style-name="T13">    </text:span></text:span><text:span text:style-name="Source_20_Text"><text:span text:style-name="T12">s.insert(90); </text:span></text:span></text:p>
              <text:p text:style-name="P7"><text:span text:style-name="Source_20_Text"><text:span text:style-name="T13">    </text:span></text:span><text:span text:style-name="Source_20_Text"><text:span text:style-name="T12">s.insert(85); </text:span></text:span></text:p>
              <text:p text:style-name="P7"><text:span text:style-name="Source_20_Text"><text:span text:style-name="T13">    </text:span></text:span><text:span text:style-name="Source_20_Text"><text:span text:style-name="T12">s.insert(45); </text:span></text:span></text:p>
              <text:p text:style-name="P7"><text:span text:style-name="Source_20_Text"><text:span text:style-name="T13"> </text:span></text:span><text:span text:style-name="T13"> </text:span></text:p>
              <text:p text:style-name="P7"><text:span text:style-name="Source_20_Text"><text:span text:style-name="T13">    </text:span></text:span><text:span text:style-name="Source_20_Text"><text:span text:style-name="T6">// Iterator declared to traverse </text:span></text:span></text:p>
              <text:p text:style-name="P7"><text:span text:style-name="Source_20_Text"><text:span text:style-name="T13">    </text:span></text:span><text:span text:style-name="Source_20_Text"><text:span text:style-name="T6">// set elements </text:span></text:span></text:p>
              <text:p text:style-name="P7"><text:span text:style-name="Source_20_Text"><text:span text:style-name="T13">    </text:span></text:span><text:span text:style-name="Source_20_Text"><text:span text:style-name="T12">unordered_multiset&lt;</text:span></text:span><text:span text:style-name="Source_20_Text"><text:span text:style-name="T8">int</text:span></text:span><text:span text:style-name="Source_20_Text"><text:span text:style-name="T12">&gt;::iterator it, it1; </text:span></text:span></text:p>
              <text:p text:style-name="P7"><text:span text:style-name="Source_20_Text"><text:span text:style-name="T13">    </text:span></text:span><text:span text:style-name="Source_20_Text"><text:span text:style-name="T12">cout &lt;&lt; </text:span></text:span><text:span text:style-name="Source_20_Text"><text:span text:style-name="T14">"Unordered-Multiset elements after sort:\n"</text:span></text:span><text:span text:style-name="Source_20_Text"><text:span text:style-name="T12">; </text:span></text:span></text:p>
              <text:p text:style-name="P7"><text:span text:style-name="Source_20_Text"><text:span text:style-name="T13">    </text:span></text:span><text:span text:style-name="Source_20_Text"><text:span text:style-name="T9">for</text:span></text:span><text:span text:style-name="T10"> </text:span><text:span text:style-name="Source_20_Text"><text:span text:style-name="T12">(it = s.begin(); it != s.end(); it++) </text:span></text:span></text:p>
              <text:p text:style-name="P7"><text:span text:style-name="Source_20_Text"><text:span text:style-name="T13">        </text:span></text:span><text:span text:style-name="Source_20_Text"><text:span text:style-name="T12">cout &lt;&lt; *it &lt;&lt; </text:span></text:span><text:span text:style-name="Source_20_Text"><text:span text:style-name="T14">' '</text:span></text:span><text:span text:style-name="Source_20_Text"><text:span text:style-name="T12">;     </text:span></text:span></text:p>
              <text:p text:style-name="P7"><text:span text:style-name="Source_20_Text"><text:span text:style-name="T13">    </text:span></text:span><text:span text:style-name="Source_20_Text"><text:span text:style-name="T12">cout &lt;&lt; </text:span></text:span><text:span text:style-name="Source_20_Text"><text:span text:style-name="T14">'\n'</text:span></text:span><text:span text:style-name="Source_20_Text"><text:span text:style-name="T12">; </text:span></text:span></text:p>
              <text:p text:style-name="P7"><text:span text:style-name="Source_20_Text"><text:span text:style-name="T13"> </text:span></text:span><text:span text:style-name="T13"> </text:span></text:p>
              <text:p text:style-name="P7"><text:span text:style-name="Source_20_Text"><text:span text:style-name="T13">    </text:span></text:span><text:span text:style-name="Source_20_Text"><text:span text:style-name="T12">it1 = s.find(10); </text:span></text:span></text:p>
              <text:p text:style-name="P7"><text:span text:style-name="Source_20_Text"><text:span text:style-name="T13"> </text:span></text:span><text:span text:style-name="T13"> </text:span></text:p>
              <text:p text:style-name="P7"><text:span text:style-name="Source_20_Text"><text:span text:style-name="T13">    </text:span></text:span><text:span text:style-name="Source_20_Text"><text:span text:style-name="T6">// element 10 trained </text:span></text:span></text:p>
              <text:p text:style-name="P7"><text:span text:style-name="Source_20_Text"><text:span text:style-name="T13">    </text:span></text:span><text:span text:style-name="Source_20_Text"><text:span text:style-name="T12">s.erase(it1); </text:span></text:span></text:p>
              <text:p text:style-name="P7"><text:span text:style-name="Source_20_Text"><text:span text:style-name="T13"> </text:span></text:span><text:span text:style-name="T13"> </text:span></text:p>
              <text:p text:style-name="P7"><text:span text:style-name="Source_20_Text"><text:span text:style-name="T13">    </text:span></text:span><text:span text:style-name="Source_20_Text"><text:span text:style-name="T12">cout &lt;&lt; </text:span></text:span><text:span text:style-name="Source_20_Text"><text:span text:style-name="T14">"Unordered-Multiset Elements after "</text:span></text:span></text:p>
              <text:p text:style-name="P7"><text:span text:style-name="Source_20_Text"><text:span text:style-name="T13">            </text:span></text:span><text:span text:style-name="Source_20_Text"><text:span text:style-name="T14">"erase:\n"</text:span></text:span><text:span text:style-name="Source_20_Text"><text:span text:style-name="T12">; </text:span></text:span></text:p>
              <text:p text:style-name="P7"><text:span text:style-name="Source_20_Text"><text:span text:style-name="T13">    </text:span></text:span><text:span text:style-name="Source_20_Text"><text:span text:style-name="T9">for</text:span></text:span><text:span text:style-name="T10"> </text:span><text:span text:style-name="Source_20_Text"><text:span text:style-name="T12">(it = s.begin(); it != s.end(); it++)  </text:span></text:span></text:p>
              <text:p text:style-name="P7"><text:span text:style-name="Source_20_Text"><text:span text:style-name="T13">        </text:span></text:span><text:span text:style-name="Source_20_Text"><text:span text:style-name="T12">cout &lt;&lt; *it &lt;&lt; </text:span></text:span><text:span text:style-name="Source_20_Text"><text:span text:style-name="T14">' '</text:span></text:span><text:span text:style-name="Source_20_Text"><text:span text:style-name="T12">; </text:span></text:span></text:p>
              <text:p text:style-name="P7"><text:span text:style-name="Source_20_Text"><text:span text:style-name="T13">     </text:span></text:span><text:span text:style-name="T13"> </text:span></text:p>
              <text:p text:style-name="P7"><text:span text:style-name="Source_20_Text"><text:span text:style-name="T13">    </text:span></text:span><text:span text:style-name="Source_20_Text"><text:span text:style-name="T9">return</text:span></text:span><text:span text:style-name="T10"> </text:span><text:span text:style-name="Source_20_Text"><text:span text:style-name="T12">0; </text:span></text:span></text:p>
              <text:p text:style-name="P7"><text:span text:style-name="Source_20_Text"><text:span text:style-name="T12">} </text:span></text:span></text:p>
            </table:table-cell>
          </table:table-row>
        </table:table>
        <text:p text:style-name="P6"/>
      </text:section>
      <text:p text:style-name="P9">OUTPUT:</text:p>
      <text:p text:style-name="P10">Unordered-Multiset elements after sort:</text:p>
      <text:p text:style-name="P10">85 45 12 90 2 10 10 </text:p>
      <text:p text:style-name="P10">Unordered-Multiset Elements after erase:</text:p>
      <text:p text:style-name="P10"><text:soft-page-break/>85 45 12 90 2 10 </text:p>
      <text:p text:style-name="P1"><text:span text:style-name="Strong_20_Emphasis"><text:span text:style-name="T2">Conclusion :</text:span></text:span><text:span text:style-name="T2"><text:line-break/>In simple words, </text:span><text:span text:style-name="T3">set</text:span><text:span text:style-name="T2"> is a container that stores </text:span><text:span text:style-name="Emphasis"><text:span text:style-name="T3">sorted and unique</text:span></text:span><text:span text:style-name="T2"> elements. If </text:span><text:span text:style-name="Emphasis"><text:span text:style-name="T3">unordered</text:span></text:span><text:span text:style-name="T2"> is added means elements are </text:span><text:span text:style-name="Emphasis"><text:span text:style-name="T3">not sorted</text:span></text:span><text:span text:style-name="T2">. If </text:span><text:span text:style-name="Emphasis"><text:span text:style-name="T3">multiset</text:span></text:span><text:span text:style-name="T2"> is added means </text:span><text:span text:style-name="Emphasis"><text:span text:style-name="T3">duplicate elements</text:span></text:span><text:span text:style-name="T2"> storage is allowed.</text:span></text:p>
      <text:p text:style-name="P1"><text:span text:style-name="T2">This article is contributed by </text:span><text:a xlink:type="simple" xlink:href="https://www.linkedin.com/in/shaurya-uppal-3b7a6373/" text:style-name="Internet_20_link" text:visited-style-name="Visited_20_Internet_20_Link"><text:span text:style-name="Strong_20_Emphasis"><text:span text:style-name="T4">SHAURYA UPPAL</text:span></text:span></text:a><text:span text:style-name="T2">. If you like GeeksforGeeks and would like to contribute, you can also write an article using </text:span><text:a xlink:type="simple" xlink:href="http://www.contribute.geeksforgeeks.org/" text:style-name="Internet_20_link" text:visited-style-name="Visited_20_Internet_20_Link"><text:span text:style-name="T4">contribute.geeksforgeeks.org</text:span></text:a><text:span text:style-name="T2"> or mail your article to contribute@geeksforgeeks.org. See your article appearing on the GeeksforGeeks main page and help other Geeks.</text:span></text:p>
      <text:p text:style-name="P3">Please write comments if you find anything incorrect, or you want to share more information about the topic discussed above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Bitstream Vera Sans Mono', 'Courier New', Courier, monospace"/>
    <style:font-face style:name="Consolas1" svg:font-family="Consolas, monospace"/>
    <style:font-face style:name="Lohit Devanagari1" svg:font-family="'Lohit Devanagari'"/>
    <style:font-face style:name="Material Icons" svg:font-family="'Material Icons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20:21:41.418315032</meta:creation-date>
    <dc:date>2019-11-04T20:25:36.403603575</dc:date>
    <meta:editing-duration>PT4M1S</meta:editing-duration>
    <meta:editing-cycles>2</meta:editing-cycles>
    <meta:generator>LibreOffice/6.2.7.1$Linux_X86_64 LibreOffice_project/20$Build-1</meta:generator>
    <meta:document-statistic meta:table-count="4" meta:image-count="0" meta:object-count="0" meta:page-count="6" meta:paragraph-count="183" meta:word-count="809" meta:character-count="5649" meta:non-whitespace-character-count="4321"/>
  </office:meta>
</office:document-meta>
</file>